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5243in" table:align="left"/>
    </style:style>
    <style:style style:name="Table1.A" style:family="table-column">
      <style:table-column-properties style:column-width="0.1181in"/>
    </style:style>
    <style:style style:name="Table1.B" style:family="table-column">
      <style:table-column-properties style:column-width="2.4063in"/>
    </style:style>
    <style:style style:name="Table1.A1" style:family="table-cell">
      <style:table-cell-properties style:vertical-align="middle"/>
    </style:style>
    <style:style style:name="Table2" style:family="table">
      <style:table-properties style:width="7.0868in" table:align="left"/>
    </style:style>
    <style:style style:name="Table2.A" style:family="table-column">
      <style:table-column-properties style:column-width="0.2229in"/>
    </style:style>
    <style:style style:name="Table2.B" style:family="table-column">
      <style:table-column-properties style:column-width="6.8639in"/>
    </style:style>
    <style:style style:name="Table2.A1" style:family="table-cell">
      <style:table-cell-properties style:vertical-align="middle"/>
    </style:style>
    <style:style style:name="Table3" style:family="table">
      <style:table-properties style:width="7.0868in" table:align="left"/>
    </style:style>
    <style:style style:name="Table3.A" style:family="table-column">
      <style:table-column-properties style:column-width="1.2597in"/>
    </style:style>
    <style:style style:name="Table3.B" style:family="table-column">
      <style:table-column-properties style:column-width="0.8896in"/>
    </style:style>
    <style:style style:name="Table3.C" style:family="table-column">
      <style:table-column-properties style:column-width="0.8181in"/>
    </style:style>
    <style:style style:name="Table3.D" style:family="table-column">
      <style:table-column-properties style:column-width="1.3264in"/>
    </style:style>
    <style:style style:name="Table3.E" style:family="table-column">
      <style:table-column-properties style:column-width="2.7931in"/>
    </style:style>
    <style:style style:name="Table3.1" style:family="table-row">
      <style:table-row-properties fo:background-color="#f0f8ff">
        <style:background-image/>
      </style:table-row-properties>
    </style:style>
    <style:style style:name="Table3.A1" style:family="table-cell">
      <style:table-cell-properties style:vertical-align="middle" style:border-line-width-left="0.0007in 0.0014in 0.0007in" style:border-line-width-top="0.0007in 0.0014in 0.0007in" style:border-line-width-bottom="0.0007in 0.0014in 0.0007in" fo:padding="0.0194in" fo:border-left="0.15pt double #808080" fo:border-right="none" fo:border-top="0.15pt double #808080" fo:border-bottom="0.15pt double #808080"/>
    </style:style>
    <style:style style:name="Table3.E1" style:family="table-cell">
      <style:table-cell-properties style:vertical-align="middle" style:border-line-width="0.0007in 0.0014in 0.0007in" fo:padding="0.0194in" fo:border="0.15pt double #808080"/>
    </style:style>
    <style:style style:name="Table3.B2" style:family="table-cell">
      <style:table-cell-properties style:vertical-align="middle" style:border-line-width-left="0.0007in 0.0014in 0.0007in" style:border-line-width-bottom="0.0007in 0.0014in 0.0007in" fo:padding="0.0194in" fo:border-left="0.15pt double #808080" fo:border-right="none" fo:border-top="none" fo:border-bottom="0.15pt double #808080"/>
    </style:style>
    <style:style style:name="Table3.E3" style:family="table-cell">
      <style:table-cell-properties style:vertical-align="middle" style:border-line-width-left="0.0007in 0.0014in 0.0007in" style:border-line-width-right="0.0007in 0.0014in 0.0007in" style:border-line-width-bottom="0.0007in 0.0014in 0.0007in" fo:padding="0.0194in" fo:border-left="0.15pt double #808080" fo:border-right="0.15pt double #808080" fo:border-top="none" fo:border-bottom="0.15pt double #808080"/>
    </style:style>
    <style:style style:name="Table3.9" style:family="table-row">
      <style:table-row-properties fo:background-color="#fff0f5">
        <style:background-image/>
      </style:table-row-properties>
    </style:style>
    <style:style style:name="Table4" style:family="table">
      <style:table-properties style:width="7.0868in" table:align="left"/>
    </style:style>
    <style:style style:name="Table4.A" style:family="table-column">
      <style:table-column-properties style:column-width="0.2229in"/>
    </style:style>
    <style:style style:name="Table4.B" style:family="table-column">
      <style:table-column-properties style:column-width="6.8639in"/>
    </style:style>
    <style:style style:name="Table4.A1" style:family="table-cell">
      <style:table-cell-properties style:vertical-align="middle"/>
    </style:style>
    <style:style style:name="P1" style:family="paragraph" style:parent-style-name="Text_20_body">
      <style:paragraph-properties fo:margin-top="0in" fo:margin-bottom="0in" style:contextual-spacing="false"/>
    </style:style>
    <style:style style:name="P2" style:family="paragraph" style:parent-style-name="Table_20_Contents">
      <style:paragraph-properties fo:margin-top="0in" fo:margin-bottom="0in" style:contextual-spacing="false"/>
    </style:style>
    <style:style style:name="P3" style:family="paragraph" style:parent-style-name="Table_20_Contents">
      <style:paragraph-properties fo:text-align="start" style:justify-single-word="false"/>
    </style:style>
    <style:style style:name="P4" style:family="paragraph" style:parent-style-name="Text_20_body" style:list-style-name="L1"/>
    <style:style style:name="P5" style:family="paragraph" style:parent-style-name="Text_20_body">
      <style:text-properties officeooo:paragraph-rsid="0013bd1b"/>
    </style:style>
    <style:style style:name="P6" style:family="paragraph" style:parent-style-name="Text_20_body" style:list-style-name="L1">
      <style:paragraph-properties fo:margin-top="0in" fo:margin-bottom="0in" style:contextual-spacing="false"/>
    </style:style>
    <style:style style:name="P7" style:family="paragraph" style:parent-style-name="Title" style:master-page-name="HTML">
      <style:paragraph-properties style:page-number="auto"/>
    </style:style>
    <style:style style:name="T1" style:family="text">
      <style:text-properties fo:color="#ff0000"/>
    </style:style>
    <style:style style:name="T2" style:family="text">
      <style:text-properties style:text-underline-style="solid" style:text-underline-width="auto" style:text-underline-color="font-color"/>
    </style:style>
    <style:style style:name="T3" style:family="text">
      <style:text-properties officeooo:rsid="0013bd1b"/>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file:///home/heimel/How%20to%20import%20TDT%20Tank%20into%20MATLAB%20«%20Jaewon's%20blog.html" xlink:type="simple">
          <form:properties>
            <form:property form:property-name="PropertyChangeNotificationEnabled" office:value-type="boolean" office:boolean-value="true"/>
          </form:properties>
          <form:hidden form:name="kcform[action]" form:control-implementation="ooo:com.sun.star.form.component.HiddenControl" xml:id="control1" form:id="control1" form:value="menu"/>
        </form:form>
        <form:form form:name="unnamed1" form:apply-filter="true" form:control-implementation="ooo:com.sun.star.form.component.Form" office:target-frame="" xlink:href="http://jaewon.mine.nu/jaewon/"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page">
        <text:p text:style-name="P7"><text:a xlink:type="simple" xlink:href="http://jaewon.mine.nu/jaewon/"><text:span text:style-name="T3">Jaew</text:span></text:a><text:a xlink:type="simple" xlink:href="http://jaewon.mine.nu/jaewon/">on's blog</text:a></text:p>
        <text:section text:style-name="Sect1" text:name="content">
          <text:p text:style-name="Heading_20_1">How to import TDT Tank into MATLAB</text:p>
          <text:p text:style-name="Text_20_body">Posted on Oct 4, 2010</text:p>
          <text:h text:style-name="Heading_20_2" text:outline-level="2">1. Introduction</text:h>
          <text:p text:style-name="Text_20_body"><text:a xlink:type="simple" xlink:href="http://www.tdt.com/" office:target-frame-name="_blank" xlink:show="new">Tucker-Davis Technologies (TDT)</text:a> is a company supplying signal processing systems. The signals recorded by their System 3 are stored in a database called TTank and can be read out later. TDT provides <text:a xlink:type="simple" xlink:href="http://en.wikipedia.org/wiki/Application_programming_interface" office:target-frame-name="_blank" xlink:show="new">application programming interfaces (APIs)</text:a> for TTank access through ActiveX <text:a xlink:type="simple" xlink:href="http://en.wikipedia.org/wiki/Dynamic-link_library" office:target-frame-name="_blank" xlink:show="new">DLLs</text:a> and, in any development environment where ActiveX can be incorporated, users can make TTank applications easily.</text:p>
          <text:p text:style-name="Text_20_body">For example, in MATLAB, you can create a TTank object with the following command. (You need to install <text:a xlink:type="simple" xlink:href="http://www.tdt.com/downloads.htm" office:target-frame-name="_blank" xlink:show="new">OpenDeveloper package</text:a> before typing the command.)</text:p>
          <text:section text:style-name="Sect1" text:name="highlighter_312914">
            <table:table table:name="Table1" table:style-name="Table1">
              <table:table-column table:style-name="Table1.A"/>
              <table:table-column table:style-name="Table1.B"/>
              <table:table-row>
                <table:table-cell table:style-name="Table1.A1" office:value-type="string">
                  <text:p text:style-name="P2">1</text:p>
                </table:table-cell>
                <table:table-cell table:style-name="Table1.A1" office:value-type="string">
                  <text:p text:style-name="P2"><text:span text:style-name="Source_20_Text">TTX = actxcontrol('TTank.X');</text:span></text:p>
                </table:table-cell>
              </table:table-row>
            </table:table>
          </text:section>
          <text:p text:style-name="Text_20_body">Then you can call any API functions listed in the <text:a xlink:type="simple" xlink:href="http://www.tdt.com/T2Download/manuals/OpenDeveloper_Manual.pdf" office:target-frame-name="_blank" xlink:show="new">OpenDeveloper reference manual</text:a> with the object. (Some code examples are installed with the OpenDeveloper package in C:\TDT\OpenEx\Examples\TTankX_Example\Matlab) If you do not have a TDT system and just want to read TTank, then you can try out <text:a xlink:type="simple" xlink:href="http://www.tdt.com/downloads/neuroshare.htm" office:target-frame-name="_blank" xlink:show="new">TDT NeuroShare Kit</text:a>. I have not tested it , but I guess it works in a similar way.</text:p>
          <text:p text:style-name="Text_20_body">However, sometimes it is not convenient to use particular DLLs to access data, since it means that you are bound to the MS Windows platform and cannot read your data without the TDT software package. Considering that you never know how long you will be able to get necessary technical support from the vendor, it is probably not a bad idea to learn how to read the binary format of the TTank directly.</text:p>
          <text:h text:style-name="Heading_20_2" text:outline-level="2"><text:bookmark text:name="more-299"/>2. Structure of TTank</text:h>
          <text:p text:style-name="Text_20_body">A TTank can have many blocks. Each block contains data from one continuous recording and consists of 4 files: *.TBK, *.TDX, *.TEV, *.TSQ. Among them, it is TEV and TSQ that contain real data. The other two are used for an indexing purpose.</text:p>
          <text:p text:style-name="P5"><text:span text:style-name="Strong_20_Emphasis"><text:span text:style-name="T1">WARNING:</text:span></text:span> Although TBK and TDK may not be absolutely necessary to retrieve data, <text:span text:style-name="T2">most of TDT software becomes unable to read TTanks if those index files do not match with the records in TEV and TSQ.</text:span> Therefore, DO NOT try to modify the contents of TTanks if you want to use TDT software (e.g., OpenSorter) on them. Rebuilding the index files requires technical support from TDT.<text:span text:style-name="Source_20_Text"> </text:span></text:p>
          <text:p text:style-name="Text_20_body"><text:soft-page-break/><draw:frame draw:style-name="fr1" draw:name="Image1" text:anchor-type="as-char" svg:width="2.2189in" svg:height="2.302in" draw:z-index="0"><draw:image xlink:href="../How%20to%20import%20TDT%20Tank%20into%20MATLAB%20«%20Jaewon's%20blog_files/tsq.jpg" xlink:type="simple" xlink:show="embed" xlink:actuate="onLoad"/></draw:frame>The TSQ file is a heap of 40-byte blocks called event headers (see the right figure). The first two and the last headers are special. The very first one is a EVTYPE_UNKNOWN(0x00000000) type and its size member has the total size of the TSQ file. The second and the last ones are a EVTYPE_MARK(0x00008801) type, and they have the start and the end time of the recording in their timestamp member, respectively. The other headers are all recorded user data and strictly ordered by time.</text:p>
          <text:p text:style-name="Text_20_body">The structure of the event header is shown below. Those who are not familiar with C/C++ can refer to this variable size information: <text:span text:style-name="Emphasis">long</text:span> and <text:span text:style-name="Emphasis">float</text:span> (4 bytes), <text:span text:style-name="Emphasis">unsigned short</text:span> (2 bytes), <text:span text:style-name="Emphasis">double</text:span> and <text:span text:style-name="Emphasis">__int64</text:span> (8 bytes).</text:p>
          <text:p text:style-name="P1"><text:span text:style-name="Strong_20_Emphasis">TSQ event header</text:span> </text:p>
          <text:section text:style-name="Sect1" text:name="highlighter_62988">
            <table:table table:name="Table2" table:style-name="Table2">
              <table:table-column table:style-name="Table2.A"/>
              <table:table-column table:style-name="Table2.B"/>
              <text:soft-page-break/>
              <table:table-row>
                <table:table-cell table:style-name="Table2.A1" office:value-type="string">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ext:p text:style-name="P2">11</text:p>
                  <text:p text:style-name="P2">12</text:p>
                  <text:p text:style-name="P2">13</text:p>
                  <text:p text:style-name="P2">14</text:p>
                  <text:p text:style-name="P2">15</text:p>
                  <text:p text:style-name="P2">16</text:p>
                  <text:p text:style-name="P2">17</text:p>
                  <text:p text:style-name="P2">18</text:p>
                  <text:p text:style-name="P2">19</text:p>
                  <text:p text:style-name="P2">20</text:p>
                  <text:p text:style-name="P2">21</text:p>
                  <text:p text:style-name="P2">22</text:p>
                  <text:p text:style-name="P2">23</text:p>
                  <text:p text:style-name="P2">24</text:p>
                  <text:p text:style-name="P2">25</text:p>
                  <text:p text:style-name="P2">26</text:p>
                  <text:p text:style-name="P2">27</text:p>
                  <text:p text:style-name="P2">28</text:p>
                  <text:p text:style-name="P2">29</text:p>
                  <text:p text:style-name="P2">30</text:p>
                  <text:p text:style-name="P2">31</text:p>
                  <text:p text:style-name="P2">32</text:p>
                  <text:p text:style-name="P2">33</text:p>
                </table:table-cell>
                <table:table-cell table:style-name="Table2.A1" office:value-type="string">
                  <text:p text:style-name="P2"><text:span text:style-name="Source_20_Text">struct</text:span> <text:span text:style-name="Source_20_Text">tsqEventHeader</text:span></text:p>
                  <text:p text:style-name="P2"><text:span text:style-name="Source_20_Text">{</text:span></text:p>
                  <text:p text:style-name="P2"><text:span text:style-name="Source_20_Text">    long</text:span>           <text:span text:style-name="Source_20_Text">size;    // the length of this record in long(4 bytes)</text:span></text:p>
                  <text:p text:style-name="P2"><text:span text:style-name="Source_20_Text">    long</text:span>           <text:span text:style-name="Source_20_Text">type;    // event type</text:span></text:p>
                  <text:p text:style-name="P2"><text:span text:style-name="Source_20_Text">    long</text:span>           <text:span text:style-name="Source_20_Text">name;    // store ID, 4 chars cast to long</text:span></text:p>
                  <text:p text:style-name="P2"><text:span text:style-name="Source_20_Text">    unsigned</text:span> <text:span text:style-name="Source_20_Text">short</text:span> <text:span text:style-name="Source_20_Text">chan;    // channel</text:span></text:p>
                  <text:p text:style-name="P2"><text:span text:style-name="Source_20_Text">    unsigned</text:span> <text:span text:style-name="Source_20_Text">short</text:span> <text:span text:style-name="Source_20_Text">sortcode;</text:span></text:p>
                  <text:p text:style-name="P2"><text:span text:style-name="Source_20_Text">    double</text:span>         <text:span text:style-name="Source_20_Text">timestamp;</text:span></text:p>
                  <text:p text:style-name="P2"><text:span text:style-name="Source_20_Text">    union</text:span></text:p>
                  <text:p text:style-name="P2"><text:span text:style-name="Source_20_Text">    {</text:span></text:p>
                  <text:p text:style-name="P2"><text:span text:style-name="Source_20_Text">        __int64</text:span>    <text:span text:style-name="Source_20_Text">fp_loc;  // file pointer location in TEV where A/D samples reside</text:span></text:p>
                  <text:p text:style-name="P2"><text:span text:style-name="Source_20_Text">        double</text:span>     <text:span text:style-name="Source_20_Text">strobe;</text:span></text:p>
                  <text:p text:style-name="P2"><text:span text:style-name="Source_20_Text">    };</text:span></text:p>
                  <text:p text:style-name="P2"><text:span text:style-name="Source_20_Text">    long</text:span> <text:span text:style-name="Source_20_Text">format;</text:span></text:p>
                  <text:p text:style-name="P2"><text:span text:style-name="Source_20_Text">    float</text:span> <text:span text:style-name="Source_20_Text">frequency;</text:span></text:p>
                  <text:p text:style-name="P2"><text:span text:style-name="Source_20_Text">};</text:span></text:p>
                  <text:p text:style-name="P2"/>
                  <text:p text:style-name="P2"><text:span text:style-name="Source_20_Text">// type</text:span></text:p>
                  <text:p text:style-name="P2"><text:span text:style-name="Source_20_Text">#define</text:span> <text:span text:style-name="Source_20_Text">EVTYPE_UNKNOWN 0x00000000</text:span></text:p>
                  <text:p text:style-name="P2"><text:span text:style-name="Source_20_Text">#define</text:span> <text:span text:style-name="Source_20_Text">EVTYPE_STRON 0x00000101 // Strobe+, external event codes</text:span></text:p>
                  <text:p text:style-name="P2"><text:span text:style-name="Source_20_Text">#define</text:span> <text:span text:style-name="Source_20_Text">EVTYPE_STROFF 0x00000102 // Strobe-</text:span></text:p>
                  <text:p text:style-name="P2"><text:span text:style-name="Source_20_Text">#define</text:span> <text:span text:style-name="Source_20_Text">EVTYPE_SCALAR 0x00000201</text:span></text:p>
                  <text:p text:style-name="P2"><text:span text:style-name="Source_20_Text">#define</text:span> <text:span text:style-name="Source_20_Text">EVTYPE_STREAM 0x00008101 // Stream, local field potentials</text:span></text:p>
                  <text:p text:style-name="P2"><text:span text:style-name="Source_20_Text">#define</text:span> <text:span text:style-name="Source_20_Text">EVTYPE_SNIP 0x00008201 // Snip, sorted waveforms and their timestamps</text:span></text:p>
                  <text:p text:style-name="P2"><text:span text:style-name="Source_20_Text">#define</text:span> <text:span text:style-name="Source_20_Text">EVTYPE_MARK 0x00008801</text:span></text:p>
                  <text:p text:style-name="P2"><text:span text:style-name="Source_20_Text">#define</text:span> <text:span text:style-name="Source_20_Text">EVTYPE_HASDATA 0x00008000</text:span></text:p>
                  <text:p text:style-name="P2"/>
                  <text:p text:style-name="P2"><text:span text:style-name="Source_20_Text">// format</text:span></text:p>
                  <text:p text:style-name="P2"><text:span text:style-name="Source_20_Text">#define</text:span> <text:span text:style-name="Source_20_Text">DFORM_FLOAT 0 // 4 bytes</text:span></text:p>
                  <text:p text:style-name="P2"><text:span text:style-name="Source_20_Text">#define</text:span> <text:span text:style-name="Source_20_Text">DFORM_LONG 1 // 4 bytes</text:span></text:p>
                  <text:p text:style-name="P2"><text:span text:style-name="Source_20_Text">#define</text:span> <text:span text:style-name="Source_20_Text">DFORM_SHORT 2 // 2 bytes</text:span></text:p>
                  <text:p text:style-name="P2"><text:span text:style-name="Source_20_Text">#define</text:span> <text:span text:style-name="Source_20_Text">DFORM_BYTE 3 // 1 byte</text:span></text:p>
                  <text:p text:style-name="P2"><text:span text:style-name="Source_20_Text">#define</text:span> <text:span text:style-name="Source_20_Text">DFORM_DOUBLE 4</text:span></text:p>
                </table:table-cell>
              </table:table-row>
            </table:table>
          </text:section>
          <text:p text:style-name="Text_20_body">Note that some structure members may not have a meaning in some event types. For example, <text:span text:style-name="Strong_20_Emphasis">fp_loc</text:span> is valid only for the snip- and the stream-type event headers, because only those types have digitized samples which are separately stored in the TEV file. <text:span text:style-name="Strong_20_Emphasis">fp_loc</text:span> indicates the file pointer location in TEV where the sample data points begin. In other event types, <text:span text:style-name="Strong_20_Emphasis">fp_loc</text:span> is filled with meaningless numbers or is used for storing strobed codes. The table below summarizes this relationship.</text:p>
          <text:p text:style-name="P1"><text:span text:style-name="Strong_20_Emphasis">Value or validness of the members in TSQ header (O:valid, X:invalid)</text:span> </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rows-spanned="2" office:value-type="string">
                <text:p text:style-name="Table_20_Contents">Member</text:p>
              </table:table-cell>
              <table:table-cell table:style-name="Table3.A1" table:number-columns-spanned="3" office:value-type="string">
                <text:p text:style-name="Table_20_Contents">Event type</text:p>
              </table:table-cell>
              <table:covered-table-cell/>
              <table:covered-table-cell/>
              <table:table-cell table:style-name="Table3.E1" table:number-rows-spanned="2" office:value-type="string">
                <text:p text:style-name="Table_20_Contents">Note</text:p>
              </table:table-cell>
            </table:table-row>
            <table:table-row table:style-name="Table3.1">
              <table:covered-table-cell/>
              <table:table-cell table:style-name="Table3.B2" office:value-type="string">
                <text:p text:style-name="Table_20_Contents">Strobe</text:p>
              </table:table-cell>
              <table:table-cell table:style-name="Table3.B2" office:value-type="string">
                <text:p text:style-name="Table_20_Contents">Snip</text:p>
              </table:table-cell>
              <table:table-cell table:style-name="Table3.B2" office:value-type="string">
                <text:p text:style-name="Table_20_Contents">Stream</text:p>
              </table:table-cell>
              <table:covered-table-cell/>
            </table:table-row>
            <table:table-row>
              <table:table-cell table:style-name="Table3.B2" office:value-type="string">
                <text:p text:style-name="Table_20_Contents"><text:span text:style-name="Strong_20_Emphasis">size</text:span></text:p>
              </table:table-cell>
              <table:table-cell table:style-name="Table3.B2" office:value-type="string">
                <text:p text:style-name="Table_20_Contents">10</text:p>
              </table:table-cell>
              <table:table-cell table:style-name="Table3.B2" table:number-columns-spanned="2" office:value-type="string">
                <text:p text:style-name="Table_20_Contents">10 + (length of A/D data in <text:span text:style-name="Emphasis">long</text:span>)</text:p>
              </table:table-cell>
              <table:covered-table-cell/>
              <table:table-cell table:style-name="Table3.E3" table:number-rows-spanned="2" office:value-type="string">
                <text:p text:style-name="P3">This member is represented in the unit of <text:span text:style-name="Emphasis">long</text:span> (4 bytes), so its value is basically 10(=40 bytes; size of the eventheader). If it is larger than 10, the difference indicates the number of A/D samples acquired for this event header. Use the formula in the second row to calculate the <text:soft-page-break/>number of samples.</text:p>
              </table:table-cell>
            </table:table-row>
            <table:table-row>
              <table:table-cell table:style-name="Table3.B2" office:value-type="string">
                <text:p text:style-name="Table_20_Contents">(# of A/D samples)*</text:p>
              </table:table-cell>
              <table:table-cell table:style-name="Table3.B2" office:value-type="string">
                <text:p text:style-name="Table_20_Contents">N/A</text:p>
              </table:table-cell>
              <table:table-cell table:style-name="Table3.B2" table:number-columns-spanned="2" office:value-type="string">
                <text:p text:style-name="Table_20_Contents">(<text:span text:style-name="Strong_20_Emphasis">size</text:span>-10) * [4 / (byte-size of <text:span text:style-name="Strong_20_Emphasis">format</text:span>)]</text:p>
              </table:table-cell>
              <table:covered-table-cell/>
              <table:covered-table-cell/>
            </table:table-row>
            <table:table-row>
              <table:table-cell table:style-name="Table3.B2" office:value-type="string">
                <text:p text:style-name="Table_20_Contents"><text:span text:style-name="Strong_20_Emphasis">channel</text:span></text:p>
              </table:table-cell>
              <table:table-cell table:style-name="Table3.B2" office:value-type="string">
                <text:p text:style-name="Table_20_Contents">X</text:p>
              </table:table-cell>
              <table:table-cell table:style-name="Table3.B2" office:value-type="string">
                <text:p text:style-name="Table_20_Contents">O</text:p>
              </table:table-cell>
              <table:table-cell table:style-name="Table3.B2" office:value-type="string">
                <text:p text:style-name="Table_20_Contents">O</text:p>
              </table:table-cell>
              <table:table-cell table:style-name="Table3.E3" office:value-type="string">
                <text:p text:style-name="P3">The strobe type is an external event and does not have a channel number.</text:p>
              </table:table-cell>
            </table:table-row>
            <table:table-row>
              <table:table-cell table:style-name="Table3.B2" office:value-type="string">
                <text:p text:style-name="Table_20_Contents"><text:span text:style-name="Strong_20_Emphasis">sortcode</text:span></text:p>
              </table:table-cell>
              <table:table-cell table:style-name="Table3.B2" office:value-type="string">
                <text:p text:style-name="Table_20_Contents">X</text:p>
              </table:table-cell>
              <table:table-cell table:style-name="Table3.B2" office:value-type="string">
                <text:p text:style-name="Table_20_Contents">O</text:p>
              </table:table-cell>
              <table:table-cell table:style-name="Table3.B2" office:value-type="string">
                <text:p text:style-name="Table_20_Contents">X</text:p>
              </table:table-cell>
              <table:table-cell table:style-name="Table3.E3" office:value-type="string">
                <text:p text:style-name="P3">Only the snip type does spike-sorting.</text:p>
              </table:table-cell>
            </table:table-row>
            <table:table-row>
              <table:table-cell table:style-name="Table3.B2" office:value-type="string">
                <text:p text:style-name="Table_20_Contents"><text:span text:style-name="Strong_20_Emphasis">fp_loc</text:span></text:p>
              </table:table-cell>
              <table:table-cell table:style-name="Table3.B2" office:value-type="string">
                <text:p text:style-name="Table_20_Contents">X</text:p>
              </table:table-cell>
              <table:table-cell table:style-name="Table3.B2" office:value-type="string">
                <text:p text:style-name="Table_20_Contents">O</text:p>
              </table:table-cell>
              <table:table-cell table:style-name="Table3.B2" office:value-type="string">
                <text:p text:style-name="Table_20_Contents">O</text:p>
              </table:table-cell>
              <table:table-cell table:style-name="Table3.E3" table:number-rows-spanned="2" office:value-type="string">
                <text:p text:style-name="P3">These two members share the same memory space, therefore only one of them is valid at a time.</text:p>
              </table:table-cell>
            </table:table-row>
            <table:table-row>
              <table:table-cell table:style-name="Table3.B2" office:value-type="string">
                <text:p text:style-name="Table_20_Contents"><text:span text:style-name="Strong_20_Emphasis">strobe</text:span></text:p>
              </table:table-cell>
              <table:table-cell table:style-name="Table3.B2" office:value-type="string">
                <text:p text:style-name="Table_20_Contents">O</text:p>
              </table:table-cell>
              <table:table-cell table:style-name="Table3.B2" office:value-type="string">
                <text:p text:style-name="Table_20_Contents">X</text:p>
              </table:table-cell>
              <table:table-cell table:style-name="Table3.B2" office:value-type="string">
                <text:p text:style-name="Table_20_Contents">X</text:p>
              </table:table-cell>
              <table:covered-table-cell/>
            </table:table-row>
            <table:table-row table:style-name="Table3.9">
              <table:table-cell table:style-name="Table3.E3" table:number-columns-spanned="5" office:value-type="string">
                <text:p text:style-name="P3">* For example, if the value of the <text:span text:style-name="Strong_20_Emphasis">size</text:span> is 42 and the <text:span text:style-name="Strong_20_Emphasis">format</text:span> is <text:span text:style-name="Emphasis">short</text:span>(=2 bytes), then the number of A/D samples in TEV is (42-10) * (4/2) = 64. For the snip type (sorted waveforms), the <text:span text:style-name="Strong_20_Emphasis">format</text:span> is <text:span text:style-name="Emphasis">float </text:span>whose length is equal to that of <text:span text:style-name="Emphasis">long</text:span>, so the number of samples simply becomes <text:span text:style-name="Strong_20_Emphasis">size-</text:span>10.</text:p>
              </table:table-cell>
              <table:covered-table-cell/>
              <table:covered-table-cell/>
              <table:covered-table-cell/>
              <table:covered-table-cell/>
            </table:table-row>
          </table:table>
          <text:p text:style-name="Text_20_body">For the stream type, sample values stored in TEV are voltages, if its format is float. However, if the format is one of the integer types (long, short or byte), raw sample values should be divided by the scaling factor, to be converted into voltages. The scaling factor is a customizable value specified in the data-saving macro. So you should refer to your RPvds circuit, to find this number.</text:p>
          <text:h text:style-name="Heading_20_2" text:outline-level="2">3. tdtread.m: a MATLAB script reading TTank</text:h>
          <text:p text:style-name="Text_20_body">The script shown below was tested with TDT System 3 Software v72 and OpenEx 2.12. However, using this script is at your own risk. I do not guarantee the accuracy of the results that you will get by using it. It may not work in the future if the binary format of TTank changes. (<text:span text:style-name="T2">Note: It works fine with the latest v76 TDT software. 4/23/2013</text:span>)</text:p>
          <text:p text:style-name="Text_20_body">Before running the following code, you need to set the values of 4 variables on your own: <text:span text:style-name="Strong_20_Emphasis">tev_path</text:span>, <text:span text:style-name="Strong_20_Emphasis">tsq_path</text:span>, <text:span text:style-name="Strong_20_Emphasis">store_id1</text:span>, and <text:span text:style-name="Strong_20_Emphasis">store_id2</text:span>. The first two are the file paths to TEV and TSQ files, and the last two are the Store IDs of the strobed data and the stream data (e.g., ‘Evnt’ and ‘LFPs’), respectively.</text:p>
          <text:p text:style-name="P1"><text:span text:style-name="Strong_20_Emphasis">tdtread.m (updated: 7/1/2013)</text:span> </text:p>
          <text:section text:style-name="Sect1" text:name="highlighter_793298">
            <table:table table:name="Table4" table:style-name="Table4">
              <table:table-column table:style-name="Table4.A"/>
              <table:table-column table:style-name="Table4.B"/>
              <text:soft-page-break/>
              <table:table-row>
                <table:table-cell table:style-name="Table4.A1" office:value-type="string">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ext:p text:style-name="P2">11</text:p>
                  <text:p text:style-name="P2">12</text:p>
                  <text:p text:style-name="P2">13</text:p>
                  <text:p text:style-name="P2">14</text:p>
                  <text:p text:style-name="P2">15</text:p>
                  <text:p text:style-name="P2">16</text:p>
                  <text:p text:style-name="P2">17</text:p>
                  <text:p text:style-name="P2">18</text:p>
                  <text:p text:style-name="P2">19</text:p>
                  <text:p text:style-name="P2">20</text:p>
                  <text:p text:style-name="P2">21</text:p>
                  <text:p text:style-name="P2">22</text:p>
                  <text:p text:style-name="P2">23</text:p>
                  <text:p text:style-name="P2">24</text:p>
                  <text:p text:style-name="P2">25</text:p>
                  <text:p text:style-name="P2">26</text:p>
                  <text:p text:style-name="P2">27</text:p>
                  <text:p text:style-name="P2">28</text:p>
                  <text:p text:style-name="P2">29</text:p>
                  <text:p text:style-name="P2">30</text:p>
                  <text:p text:style-name="P2">31</text:p>
                  <text:p text:style-name="P2">32</text:p>
                  <text:p text:style-name="P2">33</text:p>
                  <text:p text:style-name="P2">34</text:p>
                  <text:p text:style-name="P2">35</text:p>
                  <text:p text:style-name="P2">36</text:p>
                  <text:p text:style-name="P2">37</text:p>
                  <text:p text:style-name="P2">38</text:p>
                  <text:p text:style-name="P2">39</text:p>
                  <text:p text:style-name="P2">40</text:p>
                  <text:p text:style-name="P2">41</text:p>
                  <text:p text:style-name="P2">42</text:p>
                  <text:p text:style-name="P2">43</text:p>
                  <text:p text:style-name="P2">44</text:p>
                  <text:p text:style-name="P2">45</text:p>
                  <text:p text:style-name="P2">46</text:p>
                  <text:p text:style-name="P2">47</text:p>
                  <text:p text:style-name="P2">48</text:p>
                  <text:p text:style-name="P2">49</text:p>
                  <text:p text:style-name="P2">50</text:p>
                  <text:p text:style-name="P2">51</text:p>
                  <text:p text:style-name="P2">52</text:p>
                  <text:p text:style-name="P2">53</text:p>
                  <text:p text:style-name="P2">54</text:p>
                  <text:p text:style-name="P2">55</text:p>
                  <text:p text:style-name="P2">56</text:p>
                  <text:p text:style-name="P2">57</text:p>
                  <text:p text:style-name="P2">58</text:p>
                  <text:p text:style-name="P2">59</text:p>
                  <text:p text:style-name="P2">60</text:p>
                  <text:p text:style-name="P2">61</text:p>
                  <text:p text:style-name="P2">62</text:p>
                </table:table-cell>
                <table:table-cell table:style-name="Table4.A1" office:value-type="string">
                  <text:p text:style-name="P2"><text:span text:style-name="Source_20_Text">% tev_path = 'path to TEV';</text:span></text:p>
                  <text:p text:style-name="P2"><text:span text:style-name="Source_20_Text">% tsq_path = 'path to TSQ';</text:span></text:p>
                  <text:p text:style-name="P2"><text:span text:style-name="Source_20_Text">% store_id1 = 'Evnt'; <text:s/>% this is just an example</text:span></text:p>
                  <text:p text:style-name="P2"><text:span text:style-name="Source_20_Text">% store_id2 = 'LFPs'; <text:s/>% this is just an example</text:span></text:p>
                  <text:p text:style-name="P2"/>
                  <text:p text:style-name="P2"><text:span text:style-name="Source_20_Text">% open the files</text:span></text:p>
                  <text:p text:style-name="P2"><text:span text:style-name="Source_20_Text">tev = fopen(tev_path);</text:span></text:p>
                  <text:p text:style-name="P2"><text:span text:style-name="Source_20_Text">tsq = fopen(tsq_path); fseek(tsq, 0, 'eof'); ntsq = ftell(tsq)/40; fseek(tsq, 0, 'bof');</text:span></text:p>
                  <text:p text:style-name="P2"/>
                  <text:p text:style-name="P2"><text:span text:style-name="Source_20_Text">% read from tsq</text:span></text:p>
                  <text:p text:style-name="P2"><text:span text:style-name="Source_20_Text">data.size      = fread(tsq, [ntsq 1], 'int32', 36); fseek(tsq, 4, 'bof');</text:span></text:p>
                  <text:p text:style-name="P2"><text:span text:style-name="Source_20_Text">data.type      = fread(tsq, [ntsq 1], 'int32', 36); fseek(tsq, 8, 'bof');</text:span></text:p>
                  <text:p text:style-name="P2"><text:span text:style-name="Source_20_Text">data.name      = fread(tsq, [ntsq 1], 'uint32', 36); fseek(tsq, 12, 'bof');</text:span></text:p>
                  <text:p text:style-name="P2"><text:span text:style-name="Source_20_Text">data.chan      = fread(tsq, [ntsq 1], 'ushort', 38); fseek(tsq, 14, 'bof');</text:span></text:p>
                  <text:p text:style-name="P2"><text:span text:style-name="Source_20_Text">data.sortcode  = fread(tsq, [ntsq 1], 'ushort', 38); fseek(tsq, 16, 'bof');</text:span></text:p>
                  <text:p text:style-name="P2"><text:span text:style-name="Source_20_Text">data.timestamp = fread(tsq, [ntsq 1], 'double', 32); fseek(tsq, 24, 'bof');</text:span></text:p>
                  <text:p text:style-name="P2"><text:span text:style-name="Source_20_Text">data.fp_loc    = fread(tsq, [ntsq 1], 'int64',  32); fseek(tsq, 24, 'bof');</text:span></text:p>
                  <text:p text:style-name="P2"><text:span text:style-name="Source_20_Text">data.strobe    = fread(tsq, [ntsq 1], 'double', 32); fseek(tsq, 32, 'bof');</text:span></text:p>
                  <text:p text:style-name="P2"><text:span text:style-name="Source_20_Text">data.format    = fread(tsq, [ntsq 1], 'int32',  36); fseek(tsq, 36, 'bof');</text:span></text:p>
                  <text:p text:style-name="P2"><text:span text:style-name="Source_20_Text">data.frequency = fread(tsq, [ntsq 1], 'float',  36);</text:span></text:p>
                  <text:p text:style-name="P2"> </text:p>
                  <text:p text:style-name="P2"><text:span text:style-name="Source_20_Text">% change the unit of timestamps from sec to millisec</text:span></text:p>
                  <text:p text:style-name="P2"><text:span text:style-name="Source_20_Text">data.timestamp(3:end-1) = (data.timestamp(3:end-1) - data.timestamp(2)) * 1000;</text:span></text:p>
                  <text:p text:style-name="P2"> </text:p>
                  <text:p text:style-name="P2"><text:span text:style-name="Source_20_Text">% typecast Store ID (such as 'Evnt', 'eNeu', and 'LPFs') to number</text:span></text:p>
                  <text:p text:style-name="P2"><text:span text:style-name="Source_20_Text">name = 256.^(0:3)*double(store_id1)';</text:span></text:p>
                  <text:p text:style-name="P2"> </text:p>
                  <text:p text:style-name="P2"><text:span text:style-name="Source_20_Text">% select tsq headers by the Store ID</text:span></text:p>
                  <text:p text:style-name="P2"><text:span text:style-name="Source_20_Text">row = (name == data.name);</text:span></text:p>
                  <text:p text:style-name="P2"> </text:p>
                  <text:p text:style-name="P2"><text:span text:style-name="Source_20_Text">% an example of retrieving strobed events</text:span></text:p>
                  <text:p text:style-name="P2"><text:span text:style-name="Source_20_Text">EVENTCODE = [data.timestamp(row) data.strobe(row)];</text:span></text:p>
                  <text:p text:style-name="P2"> </text:p>
                  <text:p text:style-name="P2"><text:span text:style-name="Source_20_Text">% an example of reading A/D samples from tev. You can use the same code to read</text:span></text:p>
                  <text:p text:style-name="P2"><text:span text:style-name="Source_20_Text">% the snip-type data (sorted waveforms). Just replace the store ID.</text:span></text:p>
                  <text:p text:style-name="P2"><text:span text:style-name="Source_20_Text">table = { 'float',  1, 'float';</text:span></text:p>
                  <text:p text:style-name="P2"><text:span text:style-name="Source_20_Text">          'long',   1, 'int32';</text:span></text:p>
                  <text:p text:style-name="P2"><text:span text:style-name="Source_20_Text">          'short',  2, 'short';</text:span></text:p>
                  <text:p text:style-name="P2"><text:span text:style-name="Source_20_Text">          'byte',   4, 'schar'; }; % a look-up table</text:span></text:p>
                  <text:p text:style-name="P2"><text:span text:style-name="Source_20_Text">name = 256.^(0:3)*double(store_id2)';</text:span></text:p>
                  <text:p text:style-name="P2"><text:span text:style-name="Source_20_Text">row = (name == data.name);</text:span></text:p>
                  <text:p text:style-name="P2"><text:span text:style-name="Source_20_Text">first_row = find(1==row,1);</text:span></text:p>
                  <text:p text:style-name="P2"><text:span text:style-name="Source_20_Text">format    = data.format(first_row)+1; % from 0-based to 1-based</text:span></text:p>
                  <text:p text:style-name="P2"/>
                  <text:p text:style-name="P2"><text:span text:style-name="Source_20_Text">LFP.format        = table{format,1};</text:span></text:p>
                  <text:p text:style-name="P2"><text:span text:style-name="Source_20_Text">LFP.sampling_rate = data.frequency(first_row);</text:span></text:p>
                  <text:p text:style-name="P2"><text:span text:style-name="Source_20_Text">LFP.chan_info     = [data.timestamp(row) data.chan(row)];</text:span></text:p>
                  <text:p text:style-name="P2"><text:span text:style-name="Source_20_Text">% For the snip type, you may want the sortcode additionally.</text:span></text:p>
                  <text:p text:style-name="P2"><text:span text:style-name="Source_20_Text">% SPIKE.chan_info = [data.timestamp(row) data.chan(row) data.sortcode(row)];</text:span></text:p>
                  <text:p text:style-name="P2"/>
                  <text:p text:style-name="P2"><text:span text:style-name="Source_20_Text">fp_loc = data.fp_loc(row);</text:span></text:p>
                  <text:p text:style-name="P2"><text:span text:style-name="Source_20_Text">nsample = (data.size(row)-10) * table{format,2};</text:span></text:p>
                  <text:p text:style-name="P2"><text:span text:style-name="Source_20_Text">LFP.sample_point = NaN(length(fp_loc),max(nsample));</text:span></text:p>
                  <text:p text:style-name="P2"><text:span text:style-name="Source_20_Text">for</text:span> <text:span text:style-name="Source_20_Text">n=1:length(fp_loc)</text:span></text:p>
                  <text:p text:style-name="P2"><text:span text:style-name="Source_20_Text">    fseek(tev,fp_loc(n),'bof');</text:span></text:p>
                  <text:p text:style-name="P2"><text:span text:style-name="Source_20_Text">    % For the snip type, each row of sample_point corresponds to each waveform.</text:span></text:p>
                  <text:p text:style-name="P2"><text:span text:style-name="Source_20_Text">    LFP.sample_point(n,1:nsample(n)) = fread(tev,[1 nsample(n)],table{format,3});</text:span></text:p>
                  <text:p text:style-name="P2"><text:span text:style-name="Source_20_Text">end</text:span></text:p>
                  <text:p text:style-name="P2"> </text:p>
                  <text:p text:style-name="P2"><text:span text:style-name="Source_20_Text">% close the files</text:span></text:p>
                  <text:p text:style-name="P2"><text:span text:style-name="Source_20_Text">fclose(tev);</text:span></text:p>
                  <text:p text:style-name="P2"><text:span text:style-name="Source_20_Text">fclose(tsq);</text:span></text:p>
                </table:table-cell>
              </table:table-row>
            </table:table>
          </text:section>
          <text:list xml:id="list531772879448834968" text:style-name="L1">
            <text:list-item>
              <text:p text:style-name="P6"><text:soft-page-break/>Categories: <text:a xlink:type="simple" xlink:href="http://jaewon.mine.nu/jaewon/category/computer/">Computer</text:a> </text:p>
            </text:list-item>
            <text:list-item>
              <text:p text:style-name="P4">Tags: <text:a xlink:type="simple" xlink:href="http://jaewon.mine.nu/jaewon/tag/matlab/">MATLAB</text:a>, <text:a xlink:type="simple" xlink:href="http://jaewon.mine.nu/jaewon/tag/tdt/">TDT</text:a></text:p>
            </text:list-item>
          </text:list>
          <text:section text:style-name="Sect1" text:name="comments">
            <text:p text:style-name="Text_20_body"><text:bookmark text:name="stimuli_bottomNavClose"/></text:p>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inherit" fo:font-family="inherit" style:font-name-asian="inherit" style:font-family-asian="inherit" style:font-name-complex="inherit" style:font-family-complex="inherit"/>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1965in" style:contextual-spacing="false"/>
      <style:text-properties style:font-name="inherit" fo:font-family="inherit" style:font-name-asian="inherit" style:font-family-asian="inherit" style:font-name-complex="inherit" style:font-family-complex="inheri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style:font-name="inherit" fo:font-family="inherit" fo:font-style="italic" style:font-name-asian="inherit" style:font-family-asian="inherit" style:font-name-complex="inherit" style:font-family-complex="inherit"/>
    </style:style>
    <style:style style:name="Table_20_Contents" style:display-name="Table Contents" style:family="paragraph" style:parent-style-name="Text_20_body" style:class="extra">
      <style:paragraph-properties fo:text-align="start" style:justify-single-word="false"/>
      <style:text-properties style:font-name="inherit" fo:font-family="inherit" fo:font-weight="normal" style:font-name-asian="inherit" style:font-family-asian="inherit" style:font-weight-asian="normal" style:font-name-complex="inherit" style:font-family-complex="inherit" style:font-weight-complex="normal"/>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inherit" fo:font-family="inherit" fo:font-size="24pt" fo:font-weight="bold" style:font-name-asian="inherit" style:font-family-asian="inherit" style:font-size-asian="22pt" style:font-weight-asian="bold" style:font-name-complex="inherit" style:font-family-complex="inherit" style:font-size-complex="2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inherit" fo:font-family="inherit" fo:font-size="18pt" fo:font-weight="bold" style:font-name-asian="inherit" style:font-family-asian="inherit" style:font-size-asian="18pt" style:font-weight-asian="bold" style:font-name-complex="inherit" style:font-family-complex="inherit"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inherit" fo:font-family="inherit" fo:font-size="14pt" fo:font-weight="bold" style:font-name-asian="inherit" style:font-family-asian="inherit" style:font-size-asian="14pt" style:font-weight-asian="bold" style:font-name-complex="inherit" style:font-family-complex="inherit"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inherit" fo:font-family="inherit" fo:font-size="12pt" fo:font-weight="bold" style:font-name-asian="inherit" style:font-family-asian="inherit" style:font-size-asian="12pt" style:font-weight-asian="bold" style:font-name-complex="inherit" style:font-family-complex="inherit"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inherit" fo:font-family="inherit" fo:font-size="10pt" fo:font-weight="bold" style:font-name-asian="inherit" style:font-family-asian="inherit" style:font-size-asian="10pt" style:font-weight-asian="bold" style:font-name-complex="inherit" style:font-family-complex="inherit"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inherit" fo:font-family="inherit" fo:font-size="7pt" fo:font-weight="bold" style:font-name-asian="inherit" style:font-family-asian="inherit" style:font-size-asian="7pt" style:font-weight-asian="bold" style:font-name-complex="inherit" style:font-family-complex="inherit"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text-properties style:font-name="inherit" fo:font-family="inherit" style:font-name-asian="inherit" style:font-family-asian="inherit" style:font-name-complex="inherit" style:font-family-complex="inherit"/>
    </style:style>
    <style:style style:name="Preformatted_20_Text" style:display-name="Preformatted Text" style:family="paragraph" style:parent-style-name="Standard" style:class="html">
      <style:paragraph-properties fo:margin-top="0in" fo:margin-bottom="0in" style:contextual-spacing="false"/>
      <style:text-properties style:font-name="inherit" fo:font-family="inherit" fo:font-size="10pt" style:font-name-asian="inherit" style:font-family-asian="inherit" style:font-size-asian="10pt" style:font-name-complex="inherit" style:font-family-complex="inherit"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style:font-name="inherit" fo:font-family="inherit" style:font-name-asian="inherit" style:font-family-asian="inherit" style:font-name-complex="inherit" style:font-family-complex="inherit"/>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inherit" fo:font-family="inherit" style:font-name-asian="inherit" style:font-family-asian="inherit" style:font-name-complex="inherit" style:font-family-complex="inheri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inherit" fo:font-family="inherit" fo:font-weight="normal" style:font-name-asian="inherit" style:font-family-asian="inherit" style:font-weight-asian="normal" style:font-name-complex="inherit" style:font-family-complex="inherit" style:font-weight-complex="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font-name="inherit" fo:font-family="inherit" style:text-underline-style="solid" style:text-underline-width="auto" style:text-underline-color="font-color" style:font-name-asian="inherit" style:font-family-asian="inherit" style:font-name-complex="inherit" style:font-family-complex="inherit"/>
    </style:style>
    <style:style style:name="acronym" style:family="text">
      <style:text-properties style:font-name="inherit" fo:font-family="inherit" style:font-name-asian="inherit" style:font-family-asian="inherit" style:font-name-complex="inherit" style:font-family-complex="inherit"/>
    </style:style>
    <style:style style:name="Citation" style:family="text">
      <style:text-properties style:font-name="inherit" fo:font-family="inherit" fo:font-style="italic" style:font-name-asian="inherit" style:font-family-asian="inherit" style:font-style-asian="italic" style:font-name-complex="inherit" style:font-family-complex="inherit" style:font-style-complex="italic"/>
    </style:style>
    <style:style style:name="Source_20_Text" style:display-name="Source Text" style:family="text">
      <style:text-properties style:font-name="inherit" fo:font-family="inherit" style:font-name-asian="inherit" style:font-family-asian="inherit" style:font-name-complex="inherit" style:font-family-complex="inherit"/>
    </style:style>
    <style:style style:name="del" style:family="text">
      <style:text-properties style:font-name="inherit" fo:font-family="inherit" style:font-name-asian="inherit" style:font-family-asian="inherit" style:font-name-complex="inherit" style:font-family-complex="inherit"/>
    </style:style>
    <style:style style:name="Definition" style:family="text">
      <style:text-properties style:font-name="inherit" fo:font-family="inherit" style:font-name-asian="inherit" style:font-family-asian="inherit" style:font-name-complex="inherit" style:font-family-complex="inherit"/>
    </style:style>
    <style:style style:name="Emphasis" style:family="text">
      <style:text-properties style:font-name="inherit" fo:font-family="inherit" fo:font-style="italic" style:font-name-asian="inherit" style:font-family-asian="inherit" style:font-style-asian="italic" style:font-name-complex="inherit" style:font-family-complex="inherit" style:font-style-complex="italic"/>
    </style:style>
    <style:style style:name="ins" style:family="text">
      <style:text-properties style:font-name="inherit" fo:font-family="inherit" style:font-name-asian="inherit" style:font-family-asian="inherit" style:font-name-complex="inherit" style:font-family-complex="inherit"/>
    </style:style>
    <style:style style:name="User_20_Entry" style:display-name="User Entry" style:family="text">
      <style:text-properties style:font-name="inherit" fo:font-family="inherit" style:font-name-asian="inherit" style:font-family-asian="inherit" style:font-name-complex="inherit" style:font-family-complex="inherit"/>
    </style:style>
    <style:style style:name="q" style:family="text">
      <style:text-properties style:font-name="inherit" fo:font-family="inherit" style:font-name-asian="inherit" style:font-family-asian="inherit" style:font-name-complex="inherit" style:font-family-complex="inherit"/>
    </style:style>
    <style:style style:name="Example" style:family="text">
      <style:text-properties style:font-name="inherit" fo:font-family="inherit" style:font-name-asian="inherit" style:font-family-asian="inherit" style:font-name-complex="inherit" style:font-family-complex="inherit"/>
    </style:style>
    <style:style style:name="Strong_20_Emphasis" style:display-name="Strong Emphasis" style:family="text">
      <style:text-properties style:font-name="inherit" fo:font-family="inherit" fo:font-weight="bold" style:font-name-asian="inherit" style:font-family-asian="inherit" style:font-weight-asian="bold" style:font-name-complex="inherit" style:font-family-complex="inherit" style:font-weight-complex="bold"/>
    </style:style>
    <style:style style:name="Teletype" style:family="text">
      <style:text-properties style:font-name="inherit" fo:font-family="inherit" style:font-name-asian="inherit" style:font-family-asian="inherit" style:font-name-complex="inherit" style:font-family-complex="inherit"/>
    </style:style>
    <style:style style:name="Variable" style:family="text">
      <style:text-properties style:font-name="inherit" fo:font-family="inherit" fo:font-style="italic" style:font-name-asian="inherit" style:font-family-asian="inherit" style:font-style-asian="italic" style:font-name-complex="inherit" style:font-family-complex="inherit" style:font-style-complex="italic"/>
    </style:style>
    <style:style style:name="Teletype.regex" style:family="text" style:parent-style-name="Teletype">
      <style:text-properties fo:background-color="#fff4e8"/>
    </style:style>
    <style:style style:name="Teletype.match" style:family="text" style:parent-style-name="Teletype">
      <style:text-properties fo:background-color="#e8f4ff"/>
    </style:style>
    <style:style style:name="Teletype.string" style:family="text" style:parent-style-name="Teletype">
      <style:text-properties fo:background-color="#e0ffe0"/>
    </style:style>
    <style:style style:name="Teletype.code" style:family="text" style:parent-style-name="Teletype"/>
    <style:style style:name="Visited_20_Internet_20_Link" style:display-name="Visited Internet Link" style:family="text">
      <style:text-properties fo:color="#800000" style:font-name="inherit" fo:font-family="inherit" fo:language="zxx" fo:country="none" style:text-underline-style="solid" style:text-underline-width="auto" style:text-underline-color="font-color" style:font-name-asian="inherit" style:font-family-asian="inherit" style:language-asian="zxx" style:country-asian="none" style:font-name-complex="inherit" style:font-family-complex="inherit"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order="none" fo:padding="0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How to import TDT Tank into MATLAB « Jaewon's blog</dc:title>
    <dc:date>2014-10-26T20:28:51.188941943</dc:date>
    <meta:generator>LibreOffice/4.2.6.3$Linux_X86_64 LibreOffice_project/420m0$Build-3</meta:generator>
    <meta:editing-duration>P0D</meta:editing-duration>
    <meta:editing-cycles>1</meta:editing-cycles>
    <meta:document-statistic meta:table-count="4" meta:image-count="1" meta:object-count="0" meta:page-count="6" meta:paragraph-count="242" meta:word-count="1538" meta:character-count="9144" meta:non-whitespace-character-count="7618"/>
    <meta:user-defined meta:name=""/>
    <meta:user-defined meta:name="viewport">width=device-width,initial-scale=1</meta:user-defined>
  </office:meta>
</office:document-meta>
</file>